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fo:font-weight="bold" officeooo:rsid="000f8474" officeooo:paragraph-rsid="000f8474" style:font-size-asian="13.1000003814697pt" style:font-weight-asian="bold" style:font-size-complex="15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f8474" officeooo:paragraph-rsid="000f8474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officeooo:paragraph-rsid="000f8474"/>
    </style:style>
    <style:style style:name="T1" style:family="text">
      <style:text-properties fo:font-size="12pt" fo:font-weight="normal" officeooo:rsid="000f8474" style:font-size-asian="10.5pt" style:font-weight-asian="normal" style:font-size-complex="12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ORMULÁRIO</text:p>
      <text:p text:style-name="P1"/>
      <text:p text:style-name="P2">Link para o formulário de analise de mercado:</text:p>
      <text:p text:style-name="P2"/>
      <text:p text:style-name="P3"><text:a xlink:type="simple" xlink:href="https://mail.google.com/mail/u/1?ui=2&amp;ik=8d816a10e1&amp;attid=0.1&amp;permmsgid=msg-f:1801211458048831991&amp;th=18ff3047225d31f7&amp;view=att&amp;disp=safe&amp;realattid=f_lx4rd0jr1" text:style-name="Internet_20_link" text:visited-style-name="Visited_20_Internet_20_Link"><text:span text:style-name="T1">https://mail.google.com/mail/u/1?ui=2&amp;ik=8d816a10e1&amp;attid=0.1&amp;permmsgid=msg-f:1801211458048831991&amp;th=18ff3047225d31f7&amp;view=att&amp;disp=safe&amp;realattid=f_lx4rd0jr1</text:span>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07T11:07:50.406620014</meta:creation-date>
    <dc:date>2024-06-07T11:11:54.781659846</dc:date>
    <meta:editing-duration>PT4M4S</meta:editing-duration>
    <meta:editing-cycles>1</meta:editing-cycles>
    <meta:document-statistic meta:table-count="0" meta:image-count="0" meta:object-count="0" meta:page-count="1" meta:paragraph-count="3" meta:word-count="10" meta:character-count="213" meta:non-whitespace-character-count="206"/>
    <meta:generator>LibreOffice/7.3.7.2$Linux_X86_64 LibreOffice_project/30$Build-2</meta:generator>
  </office:meta>
</office:document-meta>
</file>